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31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25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Default" style:data-style-name="N31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25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14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31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22791666666667cm"/>
    </style:style>
    <style:style style:name="ro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Baseline Estimate</text:p>
          </table:table-cell>
          <table:table-cell office:value-type="string" table:style-name="ce2">
            <text:p>Time start</text:p>
          </table:table-cell>
          <table:table-cell office:value-type="string" table:style-name="ce2">
            <text:p>Time end</text:p>
          </table:table-cell>
          <table:table-cell office:value-type="string" table:style-name="ce2">
            <text:p>Interruptions</text:p>
          </table:table-cell>
          <table:table-cell office:value-type="string" table:style-name="ce2">
            <text:p>Measure Time</text:p>
          </table:table-cell>
          <table:table-cell office:value-type="string" table:style-name="ce2">
            <text:p>Percentage</text:p>
          </table:table-cell>
          <table:table-cell office:value-type="string" table:style-name="ce2">
            <text:p>Adjusted Estimat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ump pad</text:p>
          </table:table-cell>
          <table:table-cell office:value-type="string" table:style-name="ce3">
            <text:p>16/02/2021</text:p>
          </table:table-cell>
          <table:table-cell office:value-type="time" office:time-value="PT1H0M0S" table:style-name="ce4">
            <text:p>1:00:00</text:p>
          </table:table-cell>
          <table:table-cell office:value-type="time" office:time-value="PT13H30M0S" table:style-name="ce5">
            <text:p>13:30</text:p>
          </table:table-cell>
          <table:table-cell office:value-type="time" office:time-value="PT14H30M0S" table:style-name="ce5">
            <text:p>14:30</text:p>
          </table:table-cell>
          <table:table-cell office:value-type="time" office:time-value="PT0H24M0S" table:style-name="ce6">
            <text:p>0:24:00</text:p>
          </table:table-cell>
          <table:table-cell office:value-type="time" office:time-value="PT0H36M0S" table:formula="of:=[.E2]-[.D2]-[.F2]" table:style-name="ce7">
            <text:p>00:36</text:p>
          </table:table-cell>
          <table:table-cell office:value-type="percentage" office:value="0.5999999999999992" table:formula="of:=[.G2]/[.C2]" table:style-name="ce8">
            <text:p>60.00%</text:p>
          </table:table-cell>
          <table:table-cell office:value-type="time" office:time-value="PT0H36M0S" table:formula="of:=[.C2]*[.H2]" table:style-name="ce9">
            <text:p>0:36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levator</text:p>
          </table:table-cell>
          <table:table-cell office:value-type="string" table:style-name="ce3">
            <text:p>16/02/2021</text:p>
          </table:table-cell>
          <table:table-cell office:value-type="time" office:time-value="PT1H0M0S" table:style-name="ce4">
            <text:p>1:00:00</text:p>
          </table:table-cell>
          <table:table-cell office:value-type="time" office:time-value="PT14H30M0S" table:style-name="ce5">
            <text:p>14:30</text:p>
          </table:table-cell>
          <table:table-cell office:value-type="time" office:time-value="PT16H0M0S" table:style-name="ce5">
            <text:p>16:00</text:p>
          </table:table-cell>
          <table:table-cell office:value-type="time" office:time-value="PT0H12M0S" table:style-name="ce6">
            <text:p>0:12:00</text:p>
          </table:table-cell>
          <table:table-cell office:value-type="time" office:time-value="PT1H18M0S" table:formula="of:=[.E3]-[.D3]-[.F3]" table:style-name="ce7">
            <text:p>01:18</text:p>
          </table:table-cell>
          <table:table-cell office:value-type="percentage" office:value="0.94999999999999962" table:formula="of:=SUM([.G2:.G3])/SUM([.C2:.C3])" table:style-name="ce8">
            <text:p>95.00%</text:p>
          </table:table-cell>
          <table:table-cell office:value-type="time" office:time-value="PT0H57M0S" table:formula="of:=[.C3]*[.H3]" table:style-name="ce9">
            <text:p>0:57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espawn line</text:p>
          </table:table-cell>
          <table:table-cell office:value-type="string" table:style-name="ce3">
            <text:p>23/02/2021</text:p>
          </table:table-cell>
          <table:table-cell office:value-type="time" office:time-value="PT0H30M0S" table:style-name="ce4">
            <text:p>0:30:00</text:p>
          </table:table-cell>
          <table:table-cell office:value-type="time" office:time-value="PT13H0M0S" table:style-name="ce5">
            <text:p>13:00</text:p>
          </table:table-cell>
          <table:table-cell office:value-type="time" office:time-value="PT13H30M0S" table:style-name="ce5">
            <text:p>13:30</text:p>
          </table:table-cell>
          <table:table-cell office:value-type="time" office:time-value="PT0H0M0S" table:style-name="ce6">
            <text:p>0:00:00</text:p>
          </table:table-cell>
          <table:table-cell office:value-type="time" office:time-value="PT0H30M0S" table:formula="of:=[.E4]-[.D4]-[.F4]" table:style-name="ce7">
            <text:p>00:30</text:p>
          </table:table-cell>
          <table:table-cell office:value-type="percentage" office:value="0.96000000000000019" table:formula="of:=SUM([.G2:.G4])/SUM([.C2:.C4])" table:style-name="ce8">
            <text:p>96.00%</text:p>
          </table:table-cell>
          <table:table-cell office:value-type="time" office:time-value="PT0H28M48S" table:formula="of:=[.C4]*[.H4]" table:style-name="ce9">
            <text:p>0:28: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latform</text:p>
          </table:table-cell>
          <table:table-cell office:value-type="string" table:style-name="ce3">
            <text:p>23/02/2021</text:p>
          </table:table-cell>
          <table:table-cell office:value-type="time" office:time-value="PT1H0M0S" table:style-name="ce4">
            <text:p>1:00:00</text:p>
          </table:table-cell>
          <table:table-cell office:value-type="time" office:time-value="PT14H0M0S" table:style-name="ce5">
            <text:p>14:00</text:p>
          </table:table-cell>
          <table:table-cell office:value-type="time" office:time-value="PT14H40M0S" table:style-name="ce5">
            <text:p>14:40</text:p>
          </table:table-cell>
          <table:table-cell office:value-type="time" office:time-value="PT0H0M0S" table:style-name="ce6">
            <text:p>0:00:00</text:p>
          </table:table-cell>
          <table:table-cell office:value-type="time" office:time-value="PT0H40M0S" table:formula="of:=[.E5]-[.D5]-[.F5]" table:style-name="ce7">
            <text:p>00:40</text:p>
          </table:table-cell>
          <table:table-cell office:value-type="percentage" office:value="0.87619047619047641" table:formula="of:=SUM([.G2:.G5])/SUM([.C2:.C5])" table:style-name="ce8">
            <text:p>87.62%</text:p>
          </table:table-cell>
          <table:table-cell office:value-type="time" office:time-value="PT0H52M34S" table:formula="of:=[.C5]*[.H5]" table:style-name="ce9">
            <text:p>0:52: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bject rotation</text:p>
          </table:table-cell>
          <table:table-cell office:value-type="date" office:date-value="2021-02-03T00:00:00" table:style-name="ce10">
            <text:p>02/03/2021</text:p>
          </table:table-cell>
          <table:table-cell office:value-type="time" office:time-value="PT1H0M0S" table:style-name="ce4">
            <text:p>1:00:00</text:p>
          </table:table-cell>
          <table:table-cell office:value-type="time" office:time-value="PT13H0M0S" table:style-name="ce5">
            <text:p>13:00</text:p>
          </table:table-cell>
          <table:table-cell office:value-type="time" office:time-value="PT14H50M0S" table:style-name="ce5">
            <text:p>14:50</text:p>
          </table:table-cell>
          <table:table-cell office:value-type="time" office:time-value="PT0H24M0S" table:style-name="ce6">
            <text:p>0:24:00</text:p>
          </table:table-cell>
          <table:table-cell office:value-type="time" office:time-value="PT1H26M0S" table:formula="of:=[.E6]-[.D6]-[.F6]" table:style-name="ce7">
            <text:p>01:26</text:p>
          </table:table-cell>
          <table:table-cell office:value-type="percentage" office:value="1.0000000000000007" table:formula="of:=SUM([.G2:.G6])/SUM([.C2:.C6])" table:style-name="ce8">
            <text:p>100.00%</text:p>
          </table:table-cell>
          <table:table-cell office:value-type="time" office:time-value="PT1H0M0S" table:formula="of:=[.C6]*[.H6]" table:style-name="ce9">
            <text:p>1:00:00</text:p>
          </table:table-cell>
          <table:table-cell table:number-columns-repeated="16375"/>
        </table:table-row>
        <table:table-row table:style-name="ro1">
          <table:table-cell table:number-columns-repeated="9" table:style-name="ce11"/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ime-style style:name="N25">
      <number:hours number:style="long"/>
      <number:text>:</number:text>
      <number:minutes number:style="long"/>
    </number:time-style>
    <number:time-style style:name="N3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36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kristiyan marinov</meta:initial-creator>
    <dc:creator>kristiyan marinov</dc:creator>
    <meta:creation-date>2021-05-15T15:11:39Z</meta:creation-date>
    <dc:date>2021-05-15T15:11:39Z</dc:date>
  </office:meta>
</office:document-meta>
</file>